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UDIN Enzo</text:p>
      <text:p text:style-name="Normal">Je me suis occupé de managé tout le monde, de leur donner des tâches à faire pour moi-même aussi.</text:p>
      <text:p text:style-name="Normal">J’ai aussi créé la page d’authentification et tous les documents techniques, importants à rend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4T11:21:00Z</meta:creation-date>
    <dc:date>2023-02-14T11:2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31" meta:character-count="206" meta:row-count="1" meta:non-whitespace-character-count="176"/>
  </office:meta>
</office:document-meta>
</file>